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stretchy="false">−</mo>
          <mn>1</mn>
        </mrow>
        <mo stretchy="false">+</mo>
        <mrow>
          <mfrac>
            <mrow>
              <mi>X</mi>
              <mo stretchy="false">−</mo>
              <mrow>
                <mo fence="true" stretchy="false">(</mo>
                <mrow>
                  <mrow>
                    <mo stretchy="false">−</mo>
                    <mi>r</mi>
                  </mrow>
                </mrow>
                <mo fence="true" stretchy="false">)</mo>
              </mrow>
            </mrow>
            <mrow>
              <mn>2</mn>
              <mi>r</mi>
            </mrow>
          </mfrac>
          <mo stretchy="false">∗</mo>
          <mn>2</mn>
        </mrow>
      </mrow>
      <mo stretchy="false">=</mo>
      <mrow>
        <mrow>
          <mo stretchy="false">−</mo>
          <mn>1</mn>
        </mrow>
        <mo stretchy="false">+</mo>
        <mfrac>
          <mrow>
            <mi>X</mi>
            <mo stretchy="false">+</mo>
            <mi>r</mi>
          </mrow>
          <mi>r</mi>
        </mfrac>
      </mrow>
      <mo stretchy="false">=</mo>
      <mrow>
        <mrow>
          <mo stretchy="false">−</mo>
          <mn>1</mn>
        </mrow>
        <mo stretchy="false">+</mo>
        <mfrac>
          <mi>X</mi>
          <mi>r</mi>
        </mfrac>
        <mo stretchy="false">+</mo>
        <mn>1</mn>
      </mrow>
      <mo stretchy="false">=</mo>
      <mfrac>
        <mi>X</mi>
        <mi>r</mi>
      </mfrac>
    </mrow>
    <annotation encoding="StarMath 5.0">-1+ {X-(-r)} over {2r} *2=-1+ {X+r} over {r} =-1+ {X} over {r} +1= {X} over {r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5-09-18T12:42:41.773567020</dc:date>
    <meta:editing-duration>PT36M53S</meta:editing-duration>
    <meta:editing-cycles>2</meta:editing-cycles>
    <meta:generator>LibreOffice/4.4.3.2$Linux_X86_64 LibreOffice_project/40$Build-2</meta:generator>
  </office:meta>
</office:document-meta>
</file>